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e94" officeooo:paragraph-rsid="00063e94"/>
    </style:style>
    <style:style style:name="P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3"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4"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274133" style:font-size-asian="12pt" style:font-size-complex="12pt"/>
    </style:style>
    <style:style style:name="P5"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135d2a" officeooo:paragraph-rsid="00135d2a" style:font-size-asian="12pt" style:font-size-complex="12pt"/>
    </style:style>
    <style:style style:name="P6"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274133" officeooo:paragraph-rsid="00274133" style:font-size-asian="12pt" style:font-size-complex="12pt"/>
    </style:style>
    <style:style style:name="P7"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8"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73012" officeooo:paragraph-rsid="00067670" style:font-size-asian="12pt" style:font-size-complex="12pt"/>
    </style:style>
    <style:style style:name="P10"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1ea843" officeooo:paragraph-rsid="001ea843" style:font-size-asian="12pt" style:font-size-complex="12pt"/>
    </style:style>
    <style:style style:name="P1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73012" officeooo:paragraph-rsid="00073012" style:font-size-asian="12pt" style:font-size-complex="12pt"/>
    </style:style>
    <style:style style:name="P1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1ea843" officeooo:paragraph-rsid="001ea843" style:font-size-asian="12pt" style:font-size-complex="12pt"/>
    </style:style>
    <style:style style:name="P13"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9ca84" style:font-size-asian="12pt" style:font-size-complex="12pt"/>
    </style:style>
    <style:style style:name="P14"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bold" officeooo:rsid="001ea843" officeooo:paragraph-rsid="001ea843" style:font-size-asian="12pt" style:font-weight-asian="bold" style:font-size-complex="12pt" style:font-weight-complex="bold"/>
    </style:style>
    <style:style style:name="P15"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bold" officeooo:rsid="0017b1df" officeooo:paragraph-rsid="0017b1df"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333333" style:font-name="Lato" fo:font-size="12pt" fo:letter-spacing="normal" fo:font-style="normal" fo:font-weight="normal" officeooo:rsid="0024290b" officeooo:paragraph-rsid="0024290b" style:font-size-asian="12pt" style:font-size-complex="12pt"/>
    </style:style>
    <style:style style:name="P17" style:family="paragraph" style:parent-style-name="Standard">
      <style:text-properties style:font-name="Lato" fo:font-size="12pt" officeooo:rsid="00063e94" officeooo:paragraph-rsid="00063e94" style:font-size-asian="12pt" style:font-size-complex="12pt"/>
    </style:style>
    <style:style style:name="P18" style:family="paragraph" style:parent-style-name="Standard">
      <style:text-properties style:font-name="Lato" fo:font-size="12pt" fo:font-weight="bold" officeooo:rsid="00063e94" officeooo:paragraph-rsid="00063e94"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f3adf" officeooo:paragraph-rsid="003e720a" style:font-size-asian="12pt" style:font-size-complex="12pt"/>
    </style:style>
    <style:style style:name="P20"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9ca84" style:font-size-asian="12pt" style:font-size-complex="12pt"/>
    </style:style>
    <style:style style:name="P2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86541" officeooo:paragraph-rsid="003c392b" style:font-size-asian="12pt" style:font-size-complex="12pt"/>
    </style:style>
    <style:style style:name="P2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86541" officeooo:paragraph-rsid="003e720a" style:font-size-asian="12pt" style:font-size-complex="12pt"/>
    </style:style>
    <style:style style:name="P23" style:family="paragraph" style:parent-style-name="Standard">
      <style:paragraph-properties fo:text-align="end" style:justify-single-word="false"/>
      <style:text-properties style:font-name="Lato" fo:font-size="12pt" fo:font-weight="bold" officeooo:rsid="003b57b2" officeooo:paragraph-rsid="003b57b2" style:font-size-asian="12pt" style:font-weight-asian="bold" style:font-size-complex="12pt" style:font-weight-complex="bold"/>
    </style:style>
    <style:style style:name="T1" style:family="text">
      <style:text-properties officeooo:rsid="00073012"/>
    </style:style>
    <style:style style:name="T2" style:family="text">
      <style:text-properties style:text-position="super 58%" officeooo:rsid="0028f59b"/>
    </style:style>
    <style:style style:name="T3" style:family="text">
      <style:text-properties officeooo:rsid="000c6091"/>
    </style:style>
    <style:style style:name="T4" style:family="text">
      <style:text-properties officeooo:rsid="0014c901"/>
    </style:style>
    <style:style style:name="T5" style:family="text">
      <style:text-properties style:use-window-font-color="true" style:font-name="Lato" fo:font-size="12pt" style:font-size-asian="12pt" style:font-size-complex="12pt"/>
    </style:style>
    <style:style style:name="T6" style:family="text">
      <style:text-properties officeooo:rsid="0024290b"/>
    </style:style>
    <style:style style:name="T7" style:family="text">
      <style:text-properties officeooo:rsid="00274133"/>
    </style:style>
    <style:style style:name="T8" style:family="text">
      <style:text-properties officeooo:rsid="0028f59b"/>
    </style:style>
    <style:style style:name="T9" style:family="text">
      <style:text-properties officeooo:rsid="0029ca84"/>
    </style:style>
    <style:style style:name="T10" style:family="text">
      <style:text-properties officeooo:rsid="002ae07c"/>
    </style:style>
    <style:style style:name="T11" style:family="text">
      <style:text-properties officeooo:rsid="002f3adf"/>
    </style:style>
    <style:style style:name="T12" style:family="text">
      <style:text-properties officeooo:rsid="00090232"/>
    </style:style>
    <style:style style:name="T13" style:family="text">
      <style:text-properties officeooo:rsid="003443dd"/>
    </style:style>
    <style:style style:name="T14" style:family="text">
      <style:text-properties officeooo:rsid="00347b60"/>
    </style:style>
    <style:style style:name="T15" style:family="text">
      <style:text-properties officeooo:rsid="00364044"/>
    </style:style>
    <style:style style:name="T16" style:family="text">
      <style:text-properties officeooo:rsid="003b785b"/>
    </style:style>
    <style:style style:name="T17" style:family="text">
      <style:text-properties officeooo:rsid="003d658a"/>
    </style:style>
    <style:style style:name="T18" style:family="text">
      <style:text-properties officeooo:rsid="00411b1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Jérémy ZANGLA</text:p>
      <text:p text:style-name="P17">22 rue Saint-Martial</text:p>
      <text:p text:style-name="P17">63730 Les-Martres-de-Veyre</text:p>
      <text:p text:style-name="P17">06 06 49 76 29</text:p>
      <text:p text:style-name="P1"><text:a xlink:type="simple" xlink:href="mailto:zangla.jeremy@gmail.com" text:style-name="Internet_20_link" text:visited-style-name="Visited_20_Internet_20_Link"><text:span text:style-name="T5">zangla.jeremy@gmail.com</text:span></text:a></text:p>
      <text:p text:style-name="P17"/>
      <text:p text:style-name="P17"/>
      <text:p text:style-name="P23">Coffreo</text:p>
      <text:p text:style-name="P3"><text:span text:style-name="T14">18</text:span> rue d<text:span text:style-name="T14">es Deux Gares</text:span></text:p>
      <text:p text:style-name="P6"><text:span text:style-name="T15">92500</text:span> <text:span text:style-name="T15">Rueil-Malmaison</text:span></text:p>
      <text:p text:style-name="P3"/>
      <text:p text:style-name="P3"/>
      <text:p text:style-name="P4">Fait à Aubière, le 0<text:span text:style-name="T7">4</text:span> <text:span text:style-name="T7">Novembre 20</text:span>19</text:p>
      <text:p text:style-name="P10"/>
      <text:p text:style-name="P7"/>
      <text:p text:style-name="P7"/>
      <text:p text:style-name="P14">A l’attention de <text:span text:style-name="T11">Monsieur Pierre-Antoine Papon</text:span></text:p>
      <text:p text:style-name="P14"/>
      <text:p text:style-name="P8">Objet : <text:span text:style-name="T1">Stage de 5 mois</text:span></text:p>
      <text:p text:style-name="P8"/>
      <text:p text:style-name="P12">Monsieur <text:span text:style-name="T16">Papon</text:span>,</text:p>
      <text:p text:style-name="P9"/>
      <text:p text:style-name="P11"/>
      <text:p text:style-name="P21"><text:span text:style-name="T9">P</text:span>ar le biais de mon école, <text:span text:style-name="T9">j’ai </text:span>eu connaissance de vo<text:span text:style-name="T17">tre</text:span> offre de stage. <text:span text:style-name="T12">Je suis actuellement en deuxième année d’école d’ingénieur à l’ISIMA, à Clermont-Ferrand.</text:span></text:p>
      <text:p text:style-name="P13"/>
      <text:p text:style-name="P13">Au <text:span text:style-name="T10">fil</text:span> de m<text:span text:style-name="T10">on</text:span> <text:span text:style-name="T10">parcours</text:span>, j’ai eu <text:span text:style-name="T3">l’opportunité de travailler sur différents projets en binôme comme la conception de robots ou le développement de jeux vidéos. Cela m’a permis de mettre en pratique l’utilisation des outils de travail en équipe tels que Git.</text:span></text:p>
      <text:p text:style-name="P22"/>
      <text:p text:style-name="P19"><text:span text:style-name="T17">Intégrer votre groupe pour une période de 5 mois à partir du 1</text:span><text:span text:style-name="T2">er</text:span><text:span text:style-name="T8"> Avril 2020, serait un atout pour ma formation. Le sujet du machine learning est une problématique actuelle à laquelle j’aimerai participer. De plus j’envisage de <text:s/>suivre ma dernière année d’étude en alternance, me permettant ainsi de continuer mon apprentissage auprès d’une entreprise.</text:span></text:p>
      <text:p text:style-name="P19"/>
      <text:p text:style-name="P5">Je serai heureux d’<text:span text:style-name="T4">échanger avec vous lors d’un entretien.</text:span></text:p>
      <text:p text:style-name="P2"/>
      <text:p text:style-name="P2"><text:line-break/>Veuillez agréer, Monsieur <text:span text:style-name="T18">Papon</text:span>, l’expression de mes sincères salutations.</text:p>
      <text:p text:style-name="P2"/>
      <text:p text:style-name="P2"/>
      <text:p text:style-name="P16">Ci-joint : curriculum vitae</text:p>
      <text:p text:style-name="P2"/>
      <text:p text:style-name="P15"><text:span text:style-name="T6">J</text:span>érémy ZANG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0:04:44.284578501</meta:creation-date>
    <dc:date>2019-11-06T08:28:40.080524054</dc:date>
    <meta:editing-duration>PT2H34M24S</meta:editing-duration>
    <meta:editing-cycles>48</meta:editing-cycles>
    <meta:generator>LibreOffice/6.2.7.1$Linux_X86_64 LibreOffice_project/20$Build-1</meta:generator>
    <meta:document-statistic meta:table-count="0" meta:image-count="0" meta:object-count="0" meta:page-count="1" meta:paragraph-count="19" meta:word-count="190" meta:character-count="1207" meta:non-whitespace-character-count="1034"/>
  </office:meta>
</office:document-meta>
</file>